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text-properties fo:color="#ff0000" fo:font-size="12pt" style:text-underline-style="none" fo:font-weight="normal" style:font-size-asian="10.5pt" style:font-weight-asian="normal" style:font-size-complex="12pt" style:font-weight-complex="normal"/>
    </style:style>
    <style:style style:name="T1" style:family="text">
      <style:text-properties fo:color="#00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ematic</text:p>
      <text:p text:style-name="P1"/>
      <text:p text:style-name="P2"><text:span text:style-name="T1">Label:</text:span> Visualiza a trialha em comum</text:p>
      <text:p text:style-name="P2"><text:span text:style-name="T1">Net:</text:span> Interliga os componentes</text:p>
      <text:p text:style-name="P2"><text:span text:style-name="T1">Gateswap: </text:span>Troca o componente sem desfazer a trilha (Apenas portas Lógica)</text:p>
      <text:p text:style-name="P2"><text:span text:style-name="T1">Change: </text:span>Alterar algumas caractéristicas do componente</text:p>
      <text:p text:style-name="P2"><text:span text:style-name="T1">Wire:</text:span> Semelhante ao Net (Não usar para fazer trilhas)</text:p>
      <text:p text:style-name="P2"><text:span text:style-name="T1">Smash:</text:span> Recurso para mover o nome e valor do componente</text:p>
      <text:p text:style-name="P2"/>
      <text:p text:style-name="P2"/>
      <text:p text:style-name="P2"/>
      <text:p text:style-name="P2"/>
      <text:p text:style-name="P2"/>
      <text:p text:style-name="P1">Board</text:p>
      <text:p text:style-name="P1"/>
      <text:p text:style-name="P2"><text:span text:style-name="T1">Grid:</text:span> Sempre manter multiplos de 50 (Usar escala mil)</text:p>
      <text:p text:style-name="P2"><text:span text:style-name="T1">Mark: </text:span>Define um novo “ponto de origem” no sistema coordenado</text:p>
      <text:p text:style-name="P2"><text:span text:style-name="T1">Mirror:</text:span> Usado para placas dupla face</text:p>
      <text:p text:style-name="P2"><text:span text:style-name="T1">Lock: </text:span>Trava o componente, impede que ele se mova</text:p>
      <text:p text:style-name="P2"><text:span text:style-name="T1">Hole:</text:span> Furos para fixar a placa</text:p>
      <text:p text:style-name="P2"><text:span text:style-name="T1">Info: </text:span>Obtém as coordenadas do componente</text:p>
      <text:p text:style-name="P2"><text:span text:style-name="T1">Width:</text:span> Largura da trilha, recomendado usar 32 mils</text:p>
      <text:p text:style-name="P2"><text:span text:style-name="T1">Via:</text:span> Usada apenas para unir camadas em placas dupla face</text:p>
      <text:p text:style-name="P2"><text:span text:style-name="T1">Via / Diametrer: </text:span>Diâmetro do cobre na placa</text:p>
      <text:p text:style-name="P2"><text:span text:style-name="T1">Via / Drill: </text:span>Diâmetro do furo</text:p>
      <text:p text:style-name="P2"><text:span text:style-name="T1">Ripup: </text:span>Comando para desfazer um roteamento </text:p>
      <text:p text:style-name="P2"><text:span text:style-name="T1">Milter: </text:span>Altera o ângulo de uma trilha já roteada</text:p>
      <text:p text:style-name="P2"><text:span text:style-name="T1">Ratsnet:</text:span> Atualiza a tela, refaz os sinais interligando os componentes pelo menor caminho</text:p>
      <text:p text:style-name="P2"><text:span text:style-name="T1">Display / Stop / Tscream:</text:span> Mostra onde não irá verniz</text:p>
      <text:p text:style-name="P2"><text:span text:style-name="T1">DRC / Layers / Copper: </text:span>Espessura do cobre na placa</text:p>
      <text:p text:style-name="P2"><text:span text:style-name="T1">DRC / Clearence: </text:span>Distância entre trilhas, pads, vias, use 10 mil em todas as opções</text:p>
      <text:p text:style-name="P2"><text:span text:style-name="T1">DRC / Distance / Copper Dimension: </text:span>Distância entre o cobre e a borda</text:p>
      <text:p text:style-name="P2"><text:span text:style-name="T1">DRC / Distance / Drill Hole:</text:span> Distância entre dois furos</text:p>
      <text:p text:style-name="P2"><text:span text:style-name="T1">Polygon:</text:span> Traçar polígono (Name: GND)</text:p>
      <text:p text:style-name="P2"><text:span text:style-name="T1">Polygon / Info:</text:span> Espaçamento entre trilhas (Recomendado 0 mil)</text:p>
      <text:p text:style-name="P2"><text:span text:style-name="T1">Polygon / Info / Thermals:</text:span> Rotear dentro do furo do terra</text:p>
      <text:p text:style-name="P2"><text:span text:style-name="T1">Change / Diametro: </text:span>Diametro da via (Cobre)</text:p>
      <text:p text:style-name="P2"><text:span text:style-name="T1">Change / Drill: </text:span>Buraco da Via (51 mil)</text:p>
      <text:p text:style-name="P2"><text:span text:style-name="T1">Change / Shape: </text:span>Formato da Via</text:p>
      <text:p text:style-name="P2"><text:span text:style-name="T1">Change / Width: </text:span>Espessura da trilha (32 mil)</text:p>
      <text:p text:style-name="P2"><text:span text:style-name="T1">ULP / Reenumber-sheet: </text:span>Renumerar os componentes</text:p>
      <text:p text:style-name="P2"><text:span text:style-name="T1">ULP / BOM:</text:span> Gerar lista de componente</text:p>
      <text:p text:style-name="P2"/>
      <text:p text:style-name="P2"/>
      <text:p text:style-name="P3">Recomendado usar 45 graus no Route</text:p>
      <text:p text:style-name="P3">Sempre desmarcar Mirror ao imprimi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2T11:01:52.47</meta:creation-date>
    <dc:date>2012-02-02T11:21:50.01</dc:date>
    <meta:editing-duration>PT20M5S</meta:editing-duration>
    <meta:editing-cycles>2</meta:editing-cycles>
    <meta:generator>LibreOffice/3.4$Win32 LibreOffice_project/340m1$Build-103</meta:generator>
    <meta:document-statistic meta:table-count="0" meta:image-count="0" meta:object-count="0" meta:page-count="1" meta:paragraph-count="0" meta:word-count="290" meta:character-count="1704" meta:non-whitespace-character-count="1449"/>
  </office:meta>
</office:document-meta>
</file>